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41d6c" officeooo:paragraph-rsid="00041d6c"/>
    </style:style>
    <style:style style:name="P2" style:family="paragraph" style:parent-style-name="Standard">
      <style:text-properties officeooo:rsid="00041d6c" officeooo:paragraph-rsid="00041d6c"/>
    </style:style>
    <style:style style:name="T1" style:family="text">
      <style:text-properties officeooo:rsid="00094cdb"/>
    </style:style>
    <style:style style:name="T2" style:family="text">
      <style:text-properties officeooo:rsid="000ae54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URCES : </text:p>
      <text:p text:style-name="P1"/>
      <text:p text:style-name="P1">(Victor)</text:p>
      <text:p text:style-name="P1">- <text:a xlink:type="simple" xlink:href="https://docs.docker.com/" text:style-name="Internet_20_link" text:visited-style-name="Visited_20_Internet_20_Link">https://docs.docker.com/</text:a></text:p>
      <text:p text:style-name="P1">- <text:a xlink:type="simple" xlink:href="https://www.tutorialspoint.com/docker/docker_overview.htm" text:style-name="Internet_20_link" text:visited-style-name="Visited_20_Internet_20_Link">https://www.tutorialspoint.com/docker/docker_overview.htm</text:a></text:p>
      <text:p text:style-name="P1">- <text:a xlink:type="simple" xlink:href="https://www.youtube.com/watch?v=h0NCZbHjIpY" text:style-name="Internet_20_link" text:visited-style-name="Visited_20_Internet_20_Link">https://www.youtube.com/watch?v=h0NCZbHjIpY</text:a></text:p>
      <text:p text:style-name="P1">- <text:a xlink:type="simple" xlink:href="https://docker-curriculum.com/" text:style-name="Internet_20_link" text:visited-style-name="Visited_20_Internet_20_Link">https://docker-curriculum.com/</text:a></text:p>
      <text:p text:style-name="P1">- <text:a xlink:type="simple" xlink:href="https://en.wikipedia.org/wiki/Docker_(software" text:style-name="Internet_20_link" text:visited-style-name="Visited_20_Internet_20_Link">https://en.wikipedia.org/wiki/Docker_(software</text:a>) </text:p>
      <text:p text:style-name="P1">- <text:a xlink:type="simple" xlink:href="https://en.wikipedia.org/wiki/Operating-system-level_virtualization" text:style-name="Internet_20_link" text:visited-style-name="Visited_20_Internet_20_Link">https://en.wikipedia.org/wiki/Operating-system-level_virtualization</text:a></text:p>
      <text:p text:style-name="P1">- <text:a xlink:type="simple" xlink:href="https://www.youtube.com/watch?v=sK5i-N34im8&amp;list=PL8sW6yUSd40r3JIA5gzaU3lQiuF3J-bVG&amp;index=9" text:style-name="Internet_20_link" text:visited-style-name="Visited_20_Internet_20_Link">https://www.youtube.com/watch?v=sK5i-N34im8&amp;list=PL8sW6yUSd40r3JIA5gzaU3lQiuF3J-bVG&amp;index=9</text:a> <text:s text:c="2"/><text:span text:style-name="T1">(Conference Docker : cgroups + namespace → containers)</text:span></text:p>
      <text:p text:style-name="P1">- <text:a xlink:type="simple" xlink:href="https://www.youtube.com/watch?v=hnxI-K10auY" text:style-name="Internet_20_link" text:visited-style-name="Visited_20_Internet_20_Link">https://www.youtube.com/watch?v=hnxI-K10auY</text:a> <text:span text:style-name="T2">(manipulation simple : commande top dans un container → manipulation utilisée pendant la présentation)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1:39:56.466376647</meta:creation-date>
    <dc:date>2019-02-22T12:51:46.478084678</dc:date>
    <meta:editing-duration>PT7H17M4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41" meta:character-count="597" meta:non-whitespace-character-count="562"/>
  </office:meta>
</office:document-meta>
</file>